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nentContext.get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getNaming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rviceEndpoi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resolveStandardEPR( DocumentFragment ep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bstractComponentContext.getLogger( String suffix , String resourceBund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mponentContext.internalQueryEndpoints( Map &lt; String , Object &gt; pro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omponentContext.getExternal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Endpoint.get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mponentContext.getTransac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onentContext.getEndpointDescriptor( ServiceEndpoint endpoi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omponentContext.createCustomComponentMBeanName( String custo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onentContext.getJmxDomai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onentContext.resolveInternalEPR( DocumentFragment ep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omponentContext.getEndpoint( QName serviceName , String endpoi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omponentContext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Endpoint.SimpleServiceEndpoint(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getM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Endpoint.getAsReference( QName oper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mponentContext.AbstractComponentContext( ComponentRegistryImpl componen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getMBean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onentContext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Endpoint.SimpleServiceEndpoint( Map &lt; String , ? &gt; properties , EndpointImpl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Endpoi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Context.resolveEndpointReference( DocumentFragment ep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omponentContext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